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Cannot find CarFDL::test()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Cannot find MEPT::test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5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22T15:35:25</dc:date>
    <meta:editing-cycles>145</meta:editing-cycles>
    <meta:editing-duration>P10DT1H36M38S</meta:editing-duration>
    <meta:user-defined meta:name="Info 1"/>
    <meta:user-defined meta:name="Info 2"/>
    <meta:user-defined meta:name="Info 3"/>
    <meta:user-defined meta:name="Info 4"/>
    <meta:document-statistic meta:table-count="9" meta:cell-count="1266"/>
  </office:meta>
</office:document-meta>
</file>